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8.11pt"/>
    </style:style>
    <style:style style:name="co2" style:family="table-column">
      <style:table-column-properties fo:break-before="auto" style:column-width="239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Samenvatting</text:p>
          </table:table-cell>
          <table:table-cell table:style-name="ce1" office:value-type="string" calcext:value-type="string">
            <text:p>RNN?</text:p>
          </table:table-cell>
          <table:table-cell table:style-name="ce1" office:value-type="string" calcext:value-type="string">
            <text:p>Misschien helemaal lezen?</text:p>
          </table:table-cell>
        </table:table-row>
        <table:table-row table:style-name="ro1">
          <table:table-cell table:style-name="ce2" office:value-type="string" calcext:value-type="string">
            <text:p>Neural Character-based Composition Models for Abuse Detection</text:p>
          </table:table-cell>
          <table:table-cell office:value-type="string" calcext:value-type="string">
            <text:p>Focus op obfuscation van woorde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2" office:value-type="string" calcext:value-type="string">
            <text:p>Hate Speech Dataset from a White Supremacy Forum</text:p>
          </table:table-cell>
          <table:table-cell office:value-type="string" calcext:value-type="string">
            <text:p>Gewone datase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 Review of Standard Text Classification Practices for Multi-label Toxicity Identification of Online Content</text:p>
          </table:table-cell>
          <table:table-cell office:value-type="string" calcext:value-type="string">
            <text:p>SVM vs RN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2" office:value-type="string" calcext:value-type="string">
            <text:p>Predictive Embeddings for Hate Speech Detection on Twitter</text:p>
          </table:table-cell>
          <table:table-cell office:value-type="string" calcext:value-type="string">
            <text:p>RNN, word embedding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allenges for Toxic Comment Classification: An In-Depth Error Analysis</text:p>
          </table:table-cell>
          <table:table-cell office:value-type="string" calcext:value-type="string">
            <text:p>RNN, word embedding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ggression Detection on Social Media Text Using Deep Neural Network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reating a WhatsApp Dataset to Study Pre-teen Cyberbullying</text:p>
          </table:table-cell>
          <table:table-cell office:value-type="string" calcext:value-type="string">
            <text:p>Gewone data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oving Moderation of Online Discussions via Interpretable Neural Models</text:p>
          </table:table-cell>
          <table:table-cell office:value-type="string" calcext:value-type="string">
            <text:p>Moderatorsysteem, inzichtelijk make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ggressive language in an online hacking forum</text:p>
          </table:table-cell>
          <table:table-cell office:value-type="string" calcext:value-type="string">
            <text:p>Online hacking forum: niet zo to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ffects of User Features on Twitter Hate Speech Detection</text:p>
          </table:table-cell>
          <table:table-cell office:value-type="string" calcext:value-type="string">
            <text:p>Andere dingen gebruiken behalve ta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ing Neural Network Hate Speech Classifiers</text:p>
          </table:table-cell>
          <table:table-cell office:value-type="string" calcext:value-type="string">
            <text:p>Interpreteerbaar make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termining Code Words in Euphemistic Hate Speech Using Word Embedding Networks</text:p>
          </table:table-cell>
          <table:table-cell office:value-type="string" calcext:value-type="string">
            <text:p>Codewoorden herkennen (bijv butterfly = g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ative Studies of Detecting Abusive Language on Twitter</text:p>
          </table:table-cell>
          <table:table-cell office:value-type="string" calcext:value-type="string">
            <text:p>1 dataset, verschillende dingen, BiGRU werkt bes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oosting Text Classification Performance on Sexist Tweets by Text Augmentation and Text Generation</text:p>
          </table:table-cell>
          <table:table-cell office:value-type="string" calcext:value-type="string">
            <text:p>Voegen dingen zoals wikidata t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epresentations for Detecting Abusive Language</text:p>
          </table:table-cell>
          <table:table-cell office:value-type="string" calcext:value-type="string">
            <text:p>Volgens mij eigen word embeddings maken?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atasets of Slovene and Croatian Moderated News Comments</text:p>
          </table:table-cell>
          <table:table-cell office:value-type="string" calcext:value-type="string">
            <text:p>Gewone data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Domain Detection of Abusive Language Online</text:p>
          </table:table-cell>
          <table:table-cell office:value-type="string" calcext:value-type="string">
            <text:p>Cross domain adaption, transfer learning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you offend me? Classification of Offensive Tweets in Hinglish Language</text:p>
          </table:table-cell>
          <table:table-cell office:value-type="string" calcext:value-type="string">
            <text:p>Transfer learning, RN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schien</text:p>
          </table:table-cell>
        </table:table-row>
        <table:table-row table:style-name="ro1">
          <table:table-cell office:value-type="string" calcext:value-type="string">
            <text:p>Decipherment for Adversarial Offensive Language Detection</text:p>
          </table:table-cell>
          <table:table-cell office:value-type="string" calcext:value-type="string">
            <text:p>Ook weer verstopte dingen ontcijf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inguistic Ideologies of Deep Abusive Language Classification</text:p>
          </table:table-cell>
          <table:table-cell office:value-type="string" calcext:value-type="string">
            <text:p>theoretis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09:41:09.329171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48:55.921896211</meta:creation-date>
    <dc:date>2019-04-12T15:54:26.339821624</dc:date>
    <meta:editing-duration>PT3H13M53S</meta:editing-duration>
    <meta:editing-cycles>2</meta:editing-cycles>
    <meta:generator>LibreOffice/5.1.6.2$Linux_X86_64 LibreOffice_project/10m0$Build-2</meta:generator>
    <meta:document-statistic meta:table-count="1" meta:cell-count="58" meta:object-count="0"/>
  </office:meta>
</office:document-meta>
</file>